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fill-color="#000000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289cm" svg:height="0.962cm" svg:x="0.857cm" svg:y="0.74cm">
          <draw:text-box>
            <text:p>Upstream mem read</text:p>
          </draw:text-box>
        </draw:frame>
        <draw:circle draw:style-name="gr2" draw:text-style-name="P1" draw:layer="layout" svg:width="0.889cm" svg:height="0.889cm" svg:x="12.3cm" svg:y="0.795cm">
          <text:p/>
        </draw:circle>
        <draw:frame draw:style-name="gr1" draw:text-style-name="P2" xml:id="id8" draw:id="id8" draw:layer="layout" svg:width="5.866cm" svg:height="0.954cm" svg:x="9.852cm" svg:y="2.903cm">
          <draw:text-box>
            <text:p><text:span text:style-name="T1">GFX:SSA:RD:MEM</text:span></text:p>
          </draw:text-box>
        </draw:frame>
        <draw:line draw:style-name="gr3" draw:text-style-name="P1" draw:layer="layout" svg:x1="12.78cm" svg:y1="1.677cm" svg:x2="12.78cm" svg:y2="2.947cm">
          <text:p/>
        </draw:line>
        <draw:circle draw:style-name="gr4" draw:text-style-name="P1" draw:layer="layout" svg:width="0.889cm" svg:height="0.889cm" svg:x="5.673cm" svg:y="2.958cm">
          <text:p/>
        </draw:circle>
        <draw:circle draw:style-name="gr4" draw:text-style-name="P1" xml:id="id9" draw:id="id9" draw:layer="layout" svg:width="0.889cm" svg:height="0.889cm" svg:x="21.809cm" svg:y="2.936cm">
          <text:p/>
        </draw:circle>
        <draw:frame draw:style-name="gr1" draw:text-style-name="P2" draw:layer="layout" svg:width="5.832cm" svg:height="0.954cm" svg:x="3.184cm" svg:y="4.933cm">
          <draw:text-box>
            <text:p><text:span text:style-name="T1">SSA:CPU:RD:MEM</text:span></text:p>
          </draw:text-box>
        </draw:frame>
        <draw:frame draw:style-name="gr1" draw:text-style-name="P2" xml:id="id10" draw:id="id10" draw:layer="layout" svg:width="6.539cm" svg:height="0.954cm" svg:x="18.984cm" svg:y="4.933cm">
          <draw:text-box>
            <text:p><text:span text:style-name="T1">SSA:DUNIT:RD:MEM</text:span></text:p>
          </draw:text-box>
        </draw:frame>
        <draw:circle draw:style-name="gr4" draw:text-style-name="P1" xml:id="id1" draw:id="id1" draw:layer="layout" svg:width="0.889cm" svg:height="0.889cm" svg:x="5.655cm" svg:y="7.092cm">
          <text:p/>
        </draw:circle>
        <draw:line draw:style-name="gr3" draw:text-style-name="P1" draw:layer="layout" svg:x1="6.112cm" svg:y1="5.905cm" svg:x2="6.112cm" svg:y2="7.115cm">
          <text:p/>
        </draw:line>
        <draw:frame draw:style-name="gr1" draw:text-style-name="P2" xml:id="id3" draw:id="id3" draw:layer="layout" svg:width="5.971cm" svg:height="0.954cm" svg:x="0.783cm" svg:y="9.12cm">
          <draw:text-box>
            <text:p><text:span text:style-name="T1">CPU:SSA:ReplyHit:-</text:span></text:p>
          </draw:text-box>
        </draw:frame>
        <draw:frame draw:style-name="gr1" draw:text-style-name="P2" xml:id="id2" draw:id="id2" draw:layer="layout" svg:width="6.217cm" svg:height="0.954cm" svg:x="7.083cm" svg:y="9.12cm">
          <draw:text-box>
            <text:p><text:span text:style-name="T1">CPU:SSA:ReplyMiss-</text:span></text:p>
          </draw:text-box>
        </draw:frame>
        <draw:frame draw:style-name="gr1" draw:text-style-name="P2" draw:layer="layout" svg:width="6.183cm" svg:height="0.954cm" svg:x="0.763cm" svg:y="13.361cm">
          <draw:text-box>
            <text:p><text:span text:style-name="T1">CPU:SSA:DataValid:-</text:span></text:p>
          </draw:text-box>
        </draw:frame>
        <draw:circle draw:style-name="gr4" draw:text-style-name="P1" draw:layer="layout" svg:width="0.889cm" svg:height="0.889cm" svg:x="3.274cm" svg:y="11.241cm">
          <text:p/>
        </draw:circle>
        <draw:line draw:style-name="gr3" draw:text-style-name="P1" draw:layer="layout" svg:x1="3.691cm" svg:y1="9.993cm" svg:x2="3.711cm" svg:y2="11.204cm">
          <text:p/>
        </draw:line>
        <draw:line draw:style-name="gr3" draw:text-style-name="P1" draw:layer="layout" svg:x1="3.694cm" svg:y1="12.093cm" svg:x2="3.714cm" svg:y2="13.304cm">
          <text:p/>
        </draw:line>
        <draw:circle draw:style-name="gr4" draw:text-style-name="P1" xml:id="id4" draw:id="id4" draw:layer="layout" svg:width="0.889cm" svg:height="0.889cm" svg:x="9.506cm" svg:y="13.385cm">
          <text:p/>
        </draw:circle>
        <draw:line draw:style-name="gr3" draw:text-style-name="P1" draw:layer="layout" svg:x1="7.025cm" svg:y1="13.863cm" svg:x2="9.506cm" svg:y2="13.863cm">
          <text:p/>
        </draw:line>
        <draw:line draw:style-name="gr3" draw:text-style-name="P1" draw:layer="layout" svg:x1="9.942cm" svg:y1="10.132cm" svg:x2="9.942cm" svg:y2="13.366cm">
          <text:p/>
        </draw:line>
        <draw:circle draw:style-name="gr4" draw:text-style-name="P1" draw:layer="layout" svg:width="0.889cm" svg:height="0.889cm" svg:x="21.904cm" svg:y="7.014cm">
          <text:p/>
        </draw:circle>
        <draw:line draw:style-name="gr3" draw:text-style-name="P1" draw:layer="layout" svg:x1="22.341cm" svg:y1="5.814cm" svg:x2="22.341cm" svg:y2="7.024cm">
          <text:p/>
        </draw:line>
        <draw:frame draw:style-name="gr1" draw:text-style-name="P2" draw:layer="layout" svg:width="6.89cm" svg:height="0.954cm" svg:x="19.124cm" svg:y="9.14cm">
          <draw:text-box>
            <text:p><text:span text:style-name="T1">DUNIT:SSA:DataValid:-</text:span></text:p>
          </draw:text-box>
        </draw:frame>
        <draw:line draw:style-name="gr3" draw:text-style-name="P1" draw:layer="layout" svg:x1="22.359cm" svg:y1="7.904cm" svg:x2="22.359cm" svg:y2="9.114cm">
          <text:p/>
        </draw:line>
        <draw:circle draw:style-name="gr4" draw:text-style-name="P1" xml:id="id7" draw:id="id7" draw:layer="layout" svg:width="0.889cm" svg:height="0.889cm" svg:x="21.905cm" svg:y="11.301cm">
          <text:p/>
        </draw:circle>
        <draw:line draw:style-name="gr3" draw:text-style-name="P1" draw:layer="layout" svg:x1="22.342cm" svg:y1="10.101cm" svg:x2="22.342cm" svg:y2="11.311cm">
          <text:p/>
        </draw:line>
        <draw:frame draw:style-name="gr1" draw:text-style-name="P2" xml:id="id5" draw:id="id5" draw:layer="layout" svg:width="6.217cm" svg:height="0.954cm" svg:x="6.834cm" svg:y="15.241cm">
          <draw:text-box>
            <text:p><text:span text:style-name="T1">SSA:GFX:DataValid:-</text:span></text:p>
          </draw:text-box>
          <draw:glue-point draw:id="4" svg:x="2.01cm" svg:y="-5cm"/>
        </draw:frame>
        <draw:line draw:style-name="gr3" draw:text-style-name="P1" draw:layer="layout" svg:x1="10.001cm" svg:y1="3.399cm" svg:x2="6.568cm" svg:y2="3.399cm">
          <text:p/>
        </draw:line>
        <draw:line draw:style-name="gr3" draw:text-style-name="P1" draw:layer="layout" svg:x1="6.133cm" svg:y1="3.863cm" svg:x2="6.133cm" svg:y2="5.073cm">
          <text:p/>
        </draw:line>
        <draw:connector draw:style-name="gr3" draw:text-style-name="P1" draw:layer="layout" svg:x1="6.544cm" svg:y1="7.536cm" svg:x2="10.191cm" svg:y2="9.12cm" draw:start-shape="id1" draw:start-glue-point="1" draw:end-shape="id2" draw:end-glue-point="0" svg:d="m6544 7536h3647v1584">
          <text:p/>
        </draw:connector>
        <draw:connector draw:style-name="gr3" draw:text-style-name="P1" draw:layer="layout" svg:x1="5.655cm" svg:y1="7.536cm" svg:x2="3.768cm" svg:y2="9.12cm" draw:start-shape="id1" draw:start-glue-point="3" draw:end-shape="id3" draw:end-glue-point="0" svg:d="m5655 7536h-1887v1584">
          <text:p/>
        </draw:connector>
        <draw:connector draw:style-name="gr5" draw:text-style-name="P1" draw:layer="layout" svg:x1="9.95cm" svg:y1="14.274cm" svg:x2="9.942cm" svg:y2="15.241cm" draw:start-shape="id4" draw:start-glue-point="2" draw:end-shape="id5" draw:end-glue-point="0" svg:d="m9950 14274v497h-8v470">
          <text:p/>
        </draw:connector>
        <draw:circle draw:style-name="gr4" draw:text-style-name="P1" xml:id="id6" draw:id="id6" draw:layer="layout" svg:width="0.889cm" svg:height="0.889cm" svg:x="9.507cm" svg:y="17.486cm">
          <text:p/>
        </draw:circle>
        <draw:connector draw:style-name="gr3" draw:text-style-name="P1" draw:layer="layout" svg:x1="9.942cm" svg:y1="16.195cm" svg:x2="9.951cm" svg:y2="17.486cm" draw:start-shape="id5" draw:start-glue-point="2" draw:end-shape="id6" draw:end-glue-point="0" svg:d="m9942 16195v633h9v658">
          <text:p/>
        </draw:connector>
        <draw:connector draw:style-name="gr3" draw:text-style-name="P1" draw:layer="layout" svg:x1="21.905cm" svg:y1="11.745cm" svg:x2="11.191cm" svg:y2="15.241cm" draw:start-shape="id7" draw:start-glue-point="3" draw:end-shape="id5" draw:end-glue-point="4" svg:d="m21905 11745h-10714v3496">
          <text:p/>
        </draw:connector>
        <draw:circle draw:style-name="gr4" draw:text-style-name="P1" xml:id="id16" draw:id="id16" draw:layer="layout" svg:width="0.889cm" svg:height="0.889cm" svg:x="15.581cm" svg:y="19.622cm">
          <text:p/>
        </draw:circle>
        <draw:connector draw:style-name="gr3" draw:text-style-name="P1" draw:layer="layout" svg:x1="15.718cm" svg:y1="3.38cm" svg:x2="21.809cm" svg:y2="3.38cm" draw:start-shape="id8" draw:start-glue-point="1" draw:end-shape="id9" draw:end-glue-point="3" svg:d="m15718 3380h6091">
          <text:p/>
        </draw:connector>
        <draw:connector draw:style-name="gr3" draw:text-style-name="P1" draw:layer="layout" svg:x1="22.253cm" svg:y1="3.825cm" svg:x2="22.253cm" svg:y2="4.933cm" draw:start-shape="id9" draw:start-glue-point="2" draw:end-shape="id10" draw:end-glue-point="0" svg:d="m22253 3825v1108">
          <text:p/>
        </draw:connector>
        <draw:frame draw:style-name="gr1" draw:text-style-name="P2" xml:id="id11" draw:id="id11" draw:layer="layout" svg:width="6.89cm" svg:height="0.954cm" svg:x="6.515cm" svg:y="19.583cm">
          <draw:text-box>
            <text:p><text:span text:style-name="T1">SSA:DUNIT:DataValid:-</text:span></text:p>
          </draw:text-box>
          <draw:glue-point draw:id="4" svg:x="-2.993cm" svg:y="-5cm"/>
        </draw:frame>
        <draw:connector draw:style-name="gr3" draw:text-style-name="P1" draw:layer="layout" svg:x1="9.951cm" svg:y1="18.375cm" svg:x2="9.96cm" svg:y2="19.583cm" draw:start-shape="id6" draw:start-glue-point="2" draw:end-shape="id11" draw:end-glue-point="0" svg:d="m9951 18375v617h9v591">
          <text:p/>
        </draw:connector>
        <draw:frame draw:style-name="gr1" draw:text-style-name="P2" xml:id="id12" draw:id="id12" draw:layer="layout" svg:width="6.89cm" svg:height="0.954cm" svg:x="18.9cm" svg:y="15.045cm">
          <draw:text-box>
            <text:p><text:span text:style-name="T1">SSA:DUNIT:DataValid:-</text:span></text:p>
          </draw:text-box>
          <draw:glue-point draw:id="4" svg:x="-2.993cm" svg:y="-5cm"/>
        </draw:frame>
        <draw:circle draw:style-name="gr4" draw:text-style-name="P1" xml:id="id13" draw:id="id13" draw:layer="layout" svg:width="0.889cm" svg:height="0.889cm" svg:x="21.91cm" svg:y="17.362cm">
          <text:p/>
        </draw:circle>
        <draw:connector draw:style-name="gr3" draw:text-style-name="P1" draw:layer="layout" svg:x1="22.345cm" svg:y1="15.999cm" svg:x2="22.354cm" svg:y2="17.362cm" draw:start-shape="id12" draw:start-glue-point="2" draw:end-shape="id13" draw:end-glue-point="0" svg:d="m22345 15999v669h9v694">
          <text:p/>
        </draw:connector>
        <draw:circle draw:style-name="gr4" draw:text-style-name="P1" draw:layer="layout" svg:width="0.889cm" svg:height="0.889cm" svg:x="9.508cm" svg:y="17.487cm">
          <text:p/>
        </draw:circle>
        <draw:frame draw:style-name="gr1" draw:text-style-name="P2" xml:id="id15" draw:id="id15" draw:layer="layout" svg:width="6.89cm" svg:height="0.954cm" svg:x="6.515cm" svg:y="19.583cm">
          <draw:text-box>
            <text:p><text:span text:style-name="T1">SSA:DUNIT:DataValid:-</text:span></text:p>
          </draw:text-box>
          <draw:glue-point draw:id="4" svg:x="-2.993cm" svg:y="-5cm"/>
        </draw:frame>
        <draw:connector draw:style-name="gr3" draw:text-style-name="P1" draw:layer="layout" svg:x1="22.349cm" svg:y1="12.19cm" svg:x2="22.345cm" svg:y2="15.045cm" draw:start-shape="id7" draw:start-glue-point="2" draw:end-shape="id12" draw:end-glue-point="0" svg:d="m22349 12190v1441h-4v1414">
          <text:p/>
        </draw:connector>
        <draw:connector draw:style-name="gr3" draw:text-style-name="P1" draw:layer="layout" svg:x1="10.395cm" svg:y1="13.829cm" svg:x2="20.283cm" svg:y2="15.045cm" draw:start-shape="id4" draw:start-glue-point="1" draw:end-shape="id12" draw:end-glue-point="4" svg:d="m10395 13829h9888v1216">
          <text:p/>
        </draw:connector>
        <draw:frame draw:style-name="gr1" draw:text-style-name="P2" xml:id="id14" draw:id="id14" draw:layer="layout" svg:width="6.217cm" svg:height="0.954cm" svg:x="19.232cm" svg:y="19.603cm">
          <draw:text-box>
            <text:p><text:span text:style-name="T1">SSA:GFX:DataValid:-</text:span></text:p>
          </draw:text-box>
          <draw:glue-point draw:id="4" svg:x="2.01cm" svg:y="-5cm"/>
        </draw:frame>
        <draw:connector draw:style-name="gr3" draw:text-style-name="P1" draw:layer="layout" svg:x1="22.354cm" svg:y1="18.251cm" svg:x2="22.34cm" svg:y2="19.603cm" draw:start-shape="id13" draw:start-glue-point="2" draw:end-shape="id14" svg:d="m22354 18251v689h-14v663">
          <text:p/>
        </draw:connector>
        <draw:connector draw:style-name="gr3" draw:text-style-name="P1" draw:layer="layout" svg:x1="13.405cm" svg:y1="20.06cm" svg:x2="15.581cm" svg:y2="20.066cm" draw:start-shape="id15" draw:start-glue-point="1" draw:end-shape="id16" draw:end-glue-point="3" svg:d="m13405 20060h1075v6h1101">
          <text:p/>
        </draw:connector>
        <draw:connector draw:style-name="gr3" draw:text-style-name="P1" draw:layer="layout" svg:x1="19.232cm" svg:y1="20.08cm" svg:x2="16.47cm" svg:y2="20.066cm" draw:start-shape="id14" draw:start-glue-point="3" draw:end-shape="id16" draw:end-glue-point="1" svg:d="m19232 20080h-1368v-14h-1394">
          <text:p/>
        </draw:connector>
        <draw:frame draw:style-name="gr1" draw:text-style-name="P2" draw:layer="layout" svg:width="0.82cm" svg:height="0.954cm" svg:x="13.4cm" svg:y="0.793cm">
          <draw:text-box>
            <text:p><text:span text:style-name="T1">0</text:span></text:p>
          </draw:text-box>
        </draw:frame>
        <draw:frame draw:style-name="gr1" draw:text-style-name="P2" draw:layer="layout" svg:width="0.82cm" svg:height="0.954cm" svg:x="4.802cm" svg:y="2.875cm">
          <draw:text-box>
            <text:p><text:span text:style-name="T1">1</text:span></text:p>
          </draw:text-box>
        </draw:frame>
        <draw:frame draw:style-name="gr1" draw:text-style-name="P2" draw:layer="layout" svg:width="0.82cm" svg:height="0.954cm" svg:x="22.758cm" svg:y="2.851cm">
          <draw:text-box>
            <text:p><text:span text:style-name="T1">6</text:span></text:p>
          </draw:text-box>
        </draw:frame>
        <draw:frame draw:style-name="gr1" draw:text-style-name="P2" draw:layer="layout" svg:width="0.82cm" svg:height="0.954cm" svg:x="6.418cm" svg:y="6.525cm">
          <draw:text-box>
            <text:p><text:span text:style-name="T1">2</text:span></text:p>
          </draw:text-box>
        </draw:frame>
        <draw:frame draw:style-name="gr1" draw:text-style-name="P2" draw:layer="layout" svg:width="0.82cm" svg:height="0.954cm" svg:x="2.451cm" svg:y="11.204cm">
          <draw:text-box>
            <text:p><text:span text:style-name="T1">3</text:span></text:p>
          </draw:text-box>
        </draw:frame>
        <draw:frame draw:style-name="gr1" draw:text-style-name="P2" draw:layer="layout" svg:width="0.82cm" svg:height="0.954cm" svg:x="8.847cm" svg:y="12.576cm">
          <draw:text-box>
            <text:p><text:span text:style-name="T1">4</text:span></text:p>
          </draw:text-box>
        </draw:frame>
        <draw:frame draw:style-name="gr1" draw:text-style-name="P2" draw:layer="layout" svg:width="0.82cm" svg:height="0.954cm" svg:x="8.598cm" svg:y="17.427cm">
          <draw:text-box>
            <text:p><text:span text:style-name="T1">5</text:span></text:p>
          </draw:text-box>
        </draw:frame>
        <draw:frame draw:style-name="gr1" draw:text-style-name="P2" draw:layer="layout" svg:width="1.137cm" svg:height="0.954cm" svg:x="15.344cm" svg:y="18.703cm">
          <draw:text-box>
            <text:p><text:span text:style-name="T1">10</text:span></text:p>
          </draw:text-box>
        </draw:frame>
        <draw:frame draw:style-name="gr1" draw:text-style-name="P2" draw:layer="layout" svg:width="0.82cm" svg:height="0.954cm" svg:x="22.685cm" svg:y="6.942cm">
          <draw:text-box>
            <text:p><text:span text:style-name="T1">7</text:span></text:p>
          </draw:text-box>
        </draw:frame>
        <draw:frame draw:style-name="gr1" draw:text-style-name="P2" draw:layer="layout" svg:width="0.82cm" svg:height="0.954cm" svg:x="22.832cm" svg:y="11.229cm">
          <draw:text-box>
            <text:p><text:span text:style-name="T1">8</text:span></text:p>
          </draw:text-box>
        </draw:frame>
        <draw:frame draw:style-name="gr1" draw:text-style-name="P2" draw:layer="layout" svg:width="0.82cm" svg:height="0.954cm" svg:x="22.734cm" svg:y="17.256cm">
          <draw:text-box>
            <text:p><text:span text:style-name="T1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 J</meta:initial-creator>
    <meta:creation-date>2014-09-22T21:09:51</meta:creation-date>
    <dc:date>2014-09-26T11:27:24</dc:date>
    <meta:editing-duration>PT10M50S</meta:editing-duration>
    <meta:editing-cycles>2</meta:editing-cycles>
    <meta:generator>OpenOffice.org/3.3$Unix OpenOffice.org_project/330m20$Build-9567</meta:generator>
    <meta:document-statistic meta:object-count="61"/>
  </office:meta>
</office:document-meta>
</file>